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b7d0" officeooo:paragraph-rsid="001fb7d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b7d0" officeooo:paragraph-rsid="001fb7d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b7d0" officeooo:paragraph-rsid="001fb7d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officeooo:rsid="001fb7d0" officeooo:paragraph-rsid="001fb7d0" style:font-size-asian="10.5pt" style:font-style-asian="italic" style:font-weight-asian="bold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boucles</text:p>
      <text:p text:style-name="P1"/>
      <text:p text:style-name="P3">Exercice 5.1</text:p>
      <text:p text:style-name="P2"/>
      <text:p text:style-name="P4">réponse :</text:p>
      <text:p text:style-name="P2"/>
      <text:p text:style-name="P3">Exercice 5.2</text:p>
      <text:p text:style-name="P2"/>
      <text:p text:style-name="P4">réponse :</text:p>
      <text:p text:style-name="P2"/>
      <text:p text:style-name="P3">Exercice 5.3</text:p>
      <text:p text:style-name="P2"/>
      <text:p text:style-name="P4">réponse :</text:p>
      <text:p text:style-name="P2"/>
      <text:p text:style-name="P3">Exercice 5.4</text:p>
      <text:p text:style-name="P2"/>
      <text:p text:style-name="P4">réponse :</text:p>
      <text:p text:style-name="P2"/>
      <text:p text:style-name="P3">Exercice 5.5</text:p>
      <text:p text:style-name="P2"/>
      <text:p text:style-name="P4">réponse :</text:p>
      <text:p text:style-name="P4"/>
      <text:p text:style-name="P3">Exercice 5.6</text:p>
      <text:p text:style-name="P2"/>
      <text:p text:style-name="P4">réponse :</text:p>
      <text:p text:style-name="P2"/>
      <text:p text:style-name="P3">Exercice 5.7</text:p>
      <text:p text:style-name="P2"/>
      <text:p text:style-name="P4">réponse :</text:p>
      <text:p text:style-name="P2"/>
      <text:p text:style-name="P3">Exercice 5.8</text:p>
      <text:p text:style-name="P2"/>
      <text:p text:style-name="P4">réponse :</text:p>
      <text:p text:style-name="P2"/>
      <text:p text:style-name="P3">Exercice 5.9</text:p>
      <text:p text:style-name="P2"/>
      <text:p text:style-name="P4">réponse :</text:p>
      <text:p text:style-name="P2"/>
      <text:p text:style-name="P3">Exercice 5.10</text:p>
      <text:p text:style-name="P2"/>
      <text:p text:style-name="P4">réponse 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9:18:58.850538019</meta:creation-date>
    <dc:date>2022-01-25T09:26:10.137838581</dc:date>
    <meta:editing-duration>PT7M11S</meta:editing-duration>
    <meta:editing-cycles>1</meta:editing-cycles>
    <meta:document-statistic meta:table-count="0" meta:image-count="0" meta:object-count="0" meta:page-count="1" meta:paragraph-count="21" meta:word-count="42" meta:character-count="222" meta:non-whitespace-character-count="201"/>
    <meta:generator>LibreOffice/6.4.7.2$Linux_X86_64 LibreOffice_project/40$Build-2</meta:generator>
  </office:meta>
</office:document-meta>
</file>